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111cm" style:rel-column-width="2833*"/>
    </style:style>
    <style:style style:name="Tabla1.B" style:family="table-column">
      <style:table-column-properties style:column-width="14.288cm" style:rel-column-width="36433*"/>
    </style:style>
    <style:style style:name="Tabla1.C" style:family="table-column">
      <style:table-column-properties style:column-width="10.301cm" style:rel-column-width="2626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d472" officeooo:paragraph-rsid="000cd47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cd472" officeooo:paragraph-rsid="000cd472" style:font-weight-asian="bold" style:font-weight-complex="bold"/>
    </style:style>
    <style:style style:name="P3" style:family="paragraph" style:parent-style-name="Table_20_Contents">
      <style:text-properties officeooo:paragraph-rsid="000e9474"/>
    </style:style>
    <style:style style:name="P4" style:family="paragraph" style:parent-style-name="Table_20_Contents">
      <style:paragraph-properties fo:text-align="start" style:justify-single-word="false"/>
      <style:text-properties fo:font-weight="normal" officeooo:rsid="000cd472" officeooo:paragraph-rsid="000cd472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weight="normal" officeooo:rsid="000cd472" officeooo:paragraph-rsid="000e9474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0e9474" officeooo:paragraph-rsid="000e9474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0f8d66" officeooo:paragraph-rsid="000f8d66" style:font-weight-asian="normal" style:font-weight-complex="normal"/>
    </style:style>
    <style:style style:name="P8" style:family="paragraph" style:parent-style-name="Table_20_Contents">
      <style:text-properties officeooo:rsid="000f8d66" officeooo:paragraph-rsid="000f8d66"/>
    </style:style>
    <style:style style:name="P9" style:family="paragraph" style:parent-style-name="Standard">
      <style:text-properties officeooo:rsid="000cd472" officeooo:paragraph-rsid="000cd472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cd472" officeooo:paragraph-rsid="000cd472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19ec" officeooo:paragraph-rsid="001219ec" style:font-weight-asian="bold" style:font-weight-complex="bold"/>
    </style:style>
    <style:style style:name="T1" style:family="text">
      <style:text-properties officeooo:rsid="000cd472"/>
    </style:style>
    <style:style style:name="T2" style:family="text">
      <style:text-properties officeooo:rsid="000e9474"/>
    </style:style>
    <style:style style:name="T3" style:family="text">
      <style:text-properties officeooo:rsid="001219ec"/>
    </style:style>
    <style:style style:name="T4" style:family="text">
      <style:text-properties officeooo:rsid="001308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Programación con </text:span>Sense Hat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N.º</text:p>
          </table:table-cell>
          <table:table-cell table:style-name="Tabla1.A1" office:value-type="string">
            <text:p text:style-name="P11">Programa</text:p>
          </table:table-cell>
          <table:table-cell table:style-name="Tabla1.C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Table_20_Contents">from sense_hat import SenseHat </text:p>
            <text:p text:style-name="Table_20_Contents"><text:span text:style-name="T1">placa</text:span> = SenseHat()</text:p>
            <text:p text:style-name="Table_20_Contents"/>
            <text:p text:style-name="Table_20_Contents"><text:span text:style-name="T1">placa</text:span>.show_message("<text:span text:style-name="T1">Hola a todo el mundo</text:span>")</text:p>
          </table:table-cell>
          <table:table-cell table:style-name="Tabla1.C2" office:value-type="string">
            <text:p text:style-name="P1">Carga las herramientas de Sense Hat</text:p>
            <text:p text:style-name="P1">Crea una variable placa para Sense Hat</text:p>
            <text:p text:style-name="P1">Muestra un mensaje en la placa</text:p>
          </table:table-cell>
        </table:table-row>
        <table:table-row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3">from sense_hat import SenseHat </text:p>
            <text:p text:style-name="P3"><text:span text:style-name="T1">placa</text:span> = SenseHat()</text:p>
            <text:p text:style-name="Table_20_Contents"/>
            <text:p text:style-name="Table_20_Contents">yellow = (255, 255, 0)<text:line-break/>blue = (0, 0, 255)<text:line-break/>me<text:span text:style-name="T1">nsaje</text:span> = "<text:span text:style-name="T1">Somos los mejores</text:span>"<text:line-break/><text:span text:style-name="T1">velocidad</text:span> = 0.05<text:line-break/><text:span text:style-name="T1">placa</text:span>.show_message(me<text:span text:style-name="T1">nsaje</text:span>, <text:span text:style-name="T1">velocidad</text:span>, text_colour=yellow, back_colour=blue)</text:p>
          </table:table-cell>
          <table:table-cell table:style-name="Tabla1.C2" office:value-type="string">
            <text:p text:style-name="P1">Muestra un <text:s/>mensaje de color amarillo y fondo azul con una velocidad de 0.05</text:p>
          </table:table-cell>
        </table:table-row>
        <table:table-row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Table_20_Contents">from sense_hat import SenseHat<text:line-break/>from time import sleep<text:line-break/><text:span text:style-name="T2">placa</text:span> = SenseHat()<text:line-break/></text:p>
            <text:p text:style-name="Table_20_Contents">red = (255, 0, 0)</text:p>
            <text:p text:style-name="Table_20_Contents">blue = (0, 0, 255)</text:p>
            <text:p text:style-name="Table_20_Contents">green = (0, 255, 0)</text:p>
            <text:p text:style-name="Table_20_Contents">black = (0, 0, 0)</text:p>
            <text:p text:style-name="Table_20_Contents"/>
            <text:p text:style-name="Table_20_Contents"><text:span text:style-name="T1">placa</text:span>.show_letter("<text:span text:style-name="T1">H</text:span>", red)</text:p>
            <text:p text:style-name="Table_20_Contents">sleep(1)</text:p>
            <text:p text:style-name="Table_20_Contents"><text:span text:style-name="T1">placa</text:span>.show_letter("<text:span text:style-name="T1">O</text:span>", blue)</text:p>
            <text:p text:style-name="Table_20_Contents">sleep(1)</text:p>
            <text:p text:style-name="Table_20_Contents"><text:span text:style-name="T1">placa</text:span>.show_letter("<text:span text:style-name="T1">L</text:span>", green)</text:p>
            <text:p text:style-name="Table_20_Contents">sleep(1)</text:p>
            <text:p text:style-name="Table_20_Contents"><text:span text:style-name="T1">placa</text:span>.show_letter("<text:span text:style-name="T1">L</text:span>", black)</text:p>
            <text:p text:style-name="Table_20_Contents">sleep(1)</text:p>
            <text:p text:style-name="Table_20_Contents"><text:span text:style-name="T1">placa</text:span>.clear()</text:p>
          </table:table-cell>
          <table:table-cell table:style-name="Tabla1.C2" office:value-type="string">
            <text:p text:style-name="P1">Muestra las letras H, O, L <text:span text:style-name="T4">y</text:span> A una tras otra esperando un segundo</text:p>
          </table:table-cell>
        </table:table-row>
        <text:soft-page-break/>
        <table:table-row>
          <table:table-cell table:style-name="Tabla1.A2" office:value-type="string">
            <text:p text:style-name="P2">N.º</text:p>
          </table:table-cell>
          <table:table-cell table:style-name="Tabla1.A2" office:value-type="string">
            <text:p text:style-name="P11">Programa</text:p>
          </table:table-cell>
          <table:table-cell table:style-name="Tabla1.C2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5">from sense_hat import SenseHat<text:line-break/><text:span text:style-name="T2">placa</text:span> = SenseHat()</text:p>
            <text:p text:style-name="P5"/>
            <text:p text:style-name="P5"><text:span text:style-name="T2">blue = </text:span><text:s/>(0, 0, 255)<text:line-break/><text:span text:style-name="T2">rojo = </text:span>(255, 0, 0)<text:line-break/><text:span text:style-name="T2">placa</text:span>.set_pixel(0, 2,<text:span text:style-name="T2">blue</text:span>)<text:line-break/><text:span text:style-name="T2">placa</text:span>.set_pixel(7, 4, <text:span text:style-name="T2">rojo</text:span> )</text:p>
          </table:table-cell>
          <table:table-cell table:style-name="Tabla1.C2" office:value-type="string">
            <text:p text:style-name="P6">Pone el pixel (0,2) de color azul y el (7,4) de color rojo</text:p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4">from sense_hat import SenseHat</text:p>
            <text:p text:style-name="P4"><text:span text:style-name="T2">placa</text:span> = SenseHat()</text:p>
            <text:p text:style-name="P4"/>
            <text:p text:style-name="P4">r = (255, 0, 0)</text:p>
            <text:p text:style-name="P4">o = (255, 127, 0)</text:p>
            <text:p text:style-name="P4">y = (255, 255, 0)</text:p>
            <text:p text:style-name="P4">g = (0, 255, 0)</text:p>
            <text:p text:style-name="P4">b = (0, 0, 255)</text:p>
            <text:p text:style-name="P4">i = (75, 0, 130)</text:p>
            <text:p text:style-name="P4">v = (159, 0, 255)</text:p>
            <text:p text:style-name="P4">e = (0, 0, 0)</text:p>
            <text:p text:style-name="P4"/>
            <text:p text:style-name="P4">image<text:span text:style-name="T2">n</text:span> = [</text:p>
            <text:p text:style-name="P4">e,e,e,e,e,e,e,e,</text:p>
            <text:p text:style-name="P4">e,e,e,r,r,e,e,e,</text:p>
            <text:p text:style-name="P4">e,r,r,o,o,r,r,e,</text:p>
            <text:p text:style-name="P4">r,o,o,y,y,o,o,r,</text:p>
            <text:p text:style-name="P4">o,y,y,g,g,y,y,o,</text:p>
            <text:p text:style-name="P4">y,g,g,b,b,g,g,y,</text:p>
            <text:p text:style-name="P4">b,b,b,i,i,b,b,b,</text:p>
            <text:p text:style-name="P4">b,i,i,v,v,i,i,b</text:p>
            <text:p text:style-name="P4">]</text:p>
            <text:p text:style-name="P4"/>
            <text:p text:style-name="P4"><text:span text:style-name="T2">placa</text:span>.set_pixels(image<text:span text:style-name="T2">n</text:span>)</text:p>
          </table:table-cell>
          <table:table-cell table:style-name="Tabla1.C2" office:value-type="string">
            <text:p text:style-name="P7">Crea una imagen de colore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09:01.880000000</meta:creation-date>
    <dc:date>2017-08-29T11:51:38.695005964</dc:date>
    <meta:editing-duration>PT32M6S</meta:editing-duration>
    <meta:editing-cycles>7</meta:editing-cycles>
    <meta:generator>LibreOffice/5.1.2.2.0$Linux_x86 LibreOffice_project/10m0$Build-2</meta:generator>
    <meta:print-date>2017-08-29T10:38:45.950689359</meta:print-date>
    <meta:document-statistic meta:table-count="1" meta:image-count="0" meta:object-count="0" meta:page-count="2" meta:paragraph-count="62" meta:word-count="248" meta:character-count="1488" meta:non-whitespace-character-count="1297"/>
  </office:meta>
</office:document-meta>
</file>